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1.5138in"/>
    </style:style>
    <style:style style:name="co5" style:family="table-column">
      <style:table-column-properties fo:break-before="auto" style:column-width="1.6354in"/>
    </style:style>
    <style:style style:name="co3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35in"/>
    </style:style>
    <style:style style:name="co7" style:family="table-column">
      <style:table-column-properties fo:break-before="auto" style:column-width="1.226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21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1"/>
  </office:automatic-styles>
  <office:body>
    <office:spreadsheet>
      <table:table table:name="Sheet1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10" table:default-cell-style-name="Default"/>
        <table:table-row table:style-name="ro4">
          <table:table-cell table:style-name="ce4" office:value-type="string">
            <text:p>dt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temp_min</text:p>
          </table:table-cell>
          <table:table-cell table:style-name="ce4" office:value-type="string">
            <text:p>temp_max</text:p>
          </table:table-cell>
          <table:table-cell table:style-name="ce4" office:value-type="string">
            <text:p>rain.3h</text:p>
          </table:table-cell>
          <table:table-cell table:style-name="ce4" office:value-type="string">
            <text:p>clouds.all</text:p>
          </table:table-cell>
          <table:table-cell table:style-name="ce4" office:value-type="string">
            <text:p>img</text:p>
          </table:table-cell>
          <table:table-cell/>
          <table:table-cell table:style-name="ce4" office:value-type="string">
            <text:p>temp_min</text:p>
          </table:table-cell>
          <table:table-cell table:style-name="ce4" office:value-type="string">
            <text:p>temp_max</text:p>
          </table:table-cell>
          <table:table-cell table:style-name="ce4" office:value-type="string">
            <text:p>rain.1h</text:p>
          </table:table-cell>
          <table:table-cell table:style-name="ce4" office:value-type="string">
            <text:p>clouds.all</text:p>
          </table:table-cell>
        </table:table-row>
        <table:table-row table:style-name="ro2">
          <table:table-cell office:value-type="float" office:value="1346137200">
            <text:p>1346137200</text:p>
          </table:table-cell>
          <table:table-cell table:style-name="ce5" table:formula="of:=([.A2]/60/60 +7)/24+25569" office:value-type="date" office:date-value="2012-08-28T14:00:00">
            <text:p>2012-08-28 14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09.png</text:p>
          </table:table-cell>
          <table:table-cell/>
          <table:table-cell table:formula="of:=MIN([.C2:.C5])" office:value-type="float" office:value="284">
            <text:p>284</text:p>
          </table:table-cell>
          <table:table-cell table:formula="of:=MAX([.D2:.D5])" office:value-type="float" office:value="290">
            <text:p>290</text:p>
          </table:table-cell>
          <table:table-cell/>
          <table:table-cell table:formula="of:=FLOOR(AVERAGE([.F2:.F5]);1)" office:value-type="float" office:value="69">
            <text:p>69</text:p>
          </table:table-cell>
        </table:table-row>
        <table:table-row table:style-name="ro2">
          <table:table-cell office:value-type="float" office:value="1346148000">
            <text:p>1346148000</text:p>
          </table:table-cell>
          <table:table-cell table:style-name="ce5" table:formula="of:=([.A3]/60/60 +7)/24+25569" office:value-type="date" office:date-value="2012-08-28T17:00:00">
            <text:p>2012-08-28 17:00</text:p>
          </table:table-cell>
          <table:table-cell office:value-type="float" office:value="289">
            <text:p>289</text:p>
          </table:table-cell>
          <table:table-cell office:value-type="float" office:value="290">
            <text:p>290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09.png</text:p>
          </table:table-cell>
          <table:table-cell table:number-columns-repeated="5"/>
        </table:table-row>
        <table:table-row table:style-name="ro2">
          <table:table-cell office:value-type="float" office:value="1346158800">
            <text:p>1346158800</text:p>
          </table:table-cell>
          <table:table-cell table:style-name="ce5" table:formula="of:=([.A4]/60/60 +7)/24+25569" office:value-type="date" office:date-value="2012-08-28T20:00:00">
            <text:p>2012-08-28 20:00</text:p>
          </table:table-cell>
          <table:table-cell office:value-type="float" office:value="287">
            <text:p>287</text:p>
          </table:table-cell>
          <table:table-cell office:value-type="float" office:value="290">
            <text:p>290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169600">
            <text:p>1346169600</text:p>
          </table:table-cell>
          <table:table-cell table:style-name="ce5" table:formula="of:=([.A5]/60/60 +7)/24+25569" office:value-type="date" office:date-value="2012-08-28T23:00:00">
            <text:p>2012-08-28 23:00</text:p>
          </table:table-cell>
          <table:table-cell office:value-type="float" office:value="284">
            <text:p>284</text:p>
          </table:table-cell>
          <table:table-cell office:value-type="float" office:value="290">
            <text:p>290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180400">
            <text:p>1346180400</text:p>
          </table:table-cell>
          <table:table-cell table:style-name="ce5" table:formula="of:=([.A6]/60/60 +7)/24+25569" office:value-type="date" office:date-value="2012-08-29T02:00:00">
            <text:p>2012-08-29 02:0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/>
          <table:table-cell table:formula="of:=MIN([.C6:.C13])" office:value-type="float" office:value="281">
            <text:p>281</text:p>
          </table:table-cell>
          <table:table-cell table:formula="of:=MAX([.D6:.D13])" office:value-type="float" office:value="295">
            <text:p>295</text:p>
          </table:table-cell>
          <table:table-cell table:formula="of:=SUM([.E7:.E8])/6" office:value-type="float" office:value="0.5">
            <text:p>0.5</text:p>
          </table:table-cell>
          <table:table-cell table:formula="of:=FLOOR(AVERAGE([.F6:.F13]);1)" office:value-type="float" office:value="17">
            <text:p>17</text:p>
          </table:table-cell>
        </table:table-row>
        <table:table-row table:style-name="ro2">
          <table:table-cell office:value-type="float" office:value="1346191200">
            <text:p>1346191200</text:p>
          </table:table-cell>
          <table:table-cell table:style-name="ce5" table:formula="of:=([.A7]/60/60 +7)/24+25569" office:value-type="date" office:date-value="2012-08-29T05:00:00">
            <text:p>2012-08-29 05:00</text:p>
          </table:table-cell>
          <table:table-cell office:value-type="float" office:value="281">
            <text:p>281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2">
          <table:table-cell office:value-type="float" office:value="1346202000">
            <text:p>1346202000</text:p>
          </table:table-cell>
          <table:table-cell table:style-name="ce5" table:formula="of:=([.A8]/60/60 +7)/24+25569" office:value-type="date" office:date-value="2012-08-29T08:00:00">
            <text:p>2012-08-29 08:00</text:p>
          </table:table-cell>
          <table:table-cell office:value-type="float" office:value="281">
            <text:p>281</text:p>
          </table:table-cell>
          <table:table-cell office:value-type="float" office:value="287">
            <text:p>2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2">
          <table:table-cell office:value-type="float" office:value="1346212800">
            <text:p>1346212800</text:p>
          </table:table-cell>
          <table:table-cell table:style-name="ce5" table:formula="of:=([.A9]/60/60 +7)/24+25569" office:value-type="date" office:date-value="2012-08-29T11:00:00">
            <text:p>2012-08-29 11:00</text:p>
          </table:table-cell>
          <table:table-cell office:value-type="float" office:value="281">
            <text:p>281</text:p>
          </table:table-cell>
          <table:table-cell office:value-type="float" office:value="294">
            <text:p>294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2">
          <table:table-cell office:value-type="float" office:value="1346223600">
            <text:p>1346223600</text:p>
          </table:table-cell>
          <table:table-cell table:style-name="ce5" table:formula="of:=([.A10]/60/60 +7)/24+25569" office:value-type="date" office:date-value="2012-08-29T14:00:00">
            <text:p>2012-08-29 14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/>
          <table:table-cell office:value-type="float" office:value="0">
            <text:p>0</text:p>
          </table:table-cell>
          <table:table-cell office:value-type="string">
            <text:p>01d.png</text:p>
          </table:table-cell>
          <table:table-cell table:number-columns-repeated="5"/>
        </table:table-row>
        <table:table-row table:style-name="ro2">
          <table:table-cell office:value-type="float" office:value="1346234400">
            <text:p>1346234400</text:p>
          </table:table-cell>
          <table:table-cell table:style-name="ce5" table:formula="of:=([.A11]/60/60 +7)/24+25569" office:value-type="date" office:date-value="2012-08-29T17:00:00">
            <text:p>2012-08-29 17:00</text:p>
          </table:table-cell>
          <table:table-cell office:value-type="float" office:value="294">
            <text:p>294</text:p>
          </table:table-cell>
          <table:table-cell office:value-type="float" office:value="295">
            <text:p>295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02n.png</text:p>
          </table:table-cell>
          <table:table-cell table:number-columns-repeated="5"/>
        </table:table-row>
        <table:table-row table:style-name="ro2">
          <table:table-cell office:value-type="float" office:value="1346245200">
            <text:p>1346245200</text:p>
          </table:table-cell>
          <table:table-cell table:style-name="ce5" table:formula="of:=([.A12]/60/60 +7)/24+25569" office:value-type="date" office:date-value="2012-08-29T20:00:00">
            <text:p>2012-08-29 20:00</text:p>
          </table:table-cell>
          <table:table-cell office:value-type="float" office:value="287">
            <text:p>287</text:p>
          </table:table-cell>
          <table:table-cell office:value-type="float" office:value="294">
            <text:p>294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256000">
            <text:p>1346256000</text:p>
          </table:table-cell>
          <table:table-cell table:style-name="ce5" table:formula="of:=([.A13]/60/60 +7)/24+25569" office:value-type="date" office:date-value="2012-08-29T23:00:00">
            <text:p>2012-08-29 23:00</text:p>
          </table:table-cell>
          <table:table-cell office:value-type="float" office:value="285">
            <text:p>285</text:p>
          </table:table-cell>
          <table:table-cell office:value-type="float" office:value="294">
            <text:p>294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266800">
            <text:p>1346266800</text:p>
          </table:table-cell>
          <table:table-cell table:style-name="ce5" table:formula="of:=([.A14]/60/60 +7)/24+25569" office:value-type="date" office:date-value="2012-08-30T02:00:00">
            <text:p>2012-08-30 02:00</text:p>
          </table:table-cell>
          <table:table-cell office:value-type="float" office:value="284">
            <text:p>284</text:p>
          </table:table-cell>
          <table:table-cell office:value-type="float" office:value="285">
            <text:p>285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04.png</text:p>
          </table:table-cell>
          <table:table-cell/>
          <table:table-cell table:formula="of:=MIN([.C14:.C21])" office:value-type="float" office:value="283">
            <text:p>283</text:p>
          </table:table-cell>
          <table:table-cell table:formula="of:=MAX([.D14:.D21])" office:value-type="float" office:value="298">
            <text:p>298</text:p>
          </table:table-cell>
          <table:table-cell/>
          <table:table-cell table:formula="of:=FLOOR(AVERAGE([.F14:.F21]);1)" office:value-type="float" office:value="42">
            <text:p>42</text:p>
          </table:table-cell>
        </table:table-row>
        <table:table-row table:style-name="ro2">
          <table:table-cell office:value-type="float" office:value="1346277600">
            <text:p>1346277600</text:p>
          </table:table-cell>
          <table:table-cell table:style-name="ce5" table:formula="of:=([.A15]/60/60 +7)/24+25569" office:value-type="date" office:date-value="2012-08-30T05:00:00">
            <text:p>2012-08-30 05:00</text:p>
          </table:table-cell>
          <table:table-cell office:value-type="float" office:value="283">
            <text:p>283</text:p>
          </table:table-cell>
          <table:table-cell office:value-type="float" office:value="285">
            <text:p>285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288400">
            <text:p>1346288400</text:p>
          </table:table-cell>
          <table:table-cell table:style-name="ce5" table:formula="of:=([.A16]/60/60 +7)/24+25569" office:value-type="date" office:date-value="2012-08-30T08:00:00">
            <text:p>2012-08-30 08:00</text:p>
          </table:table-cell>
          <table:table-cell office:value-type="float" office:value="283">
            <text:p>283</text:p>
          </table:table-cell>
          <table:table-cell office:value-type="float" office:value="290">
            <text:p>290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299200">
            <text:p>1346299200</text:p>
          </table:table-cell>
          <table:table-cell table:style-name="ce5" table:formula="of:=([.A17]/60/60 +7)/24+25569" office:value-type="date" office:date-value="2012-08-30T11:00:00">
            <text:p>2012-08-30 11:00</text:p>
          </table:table-cell>
          <table:table-cell office:value-type="float" office:value="283">
            <text:p>283</text:p>
          </table:table-cell>
          <table:table-cell office:value-type="float" office:value="296">
            <text:p>296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310000">
            <text:p>1346310000</text:p>
          </table:table-cell>
          <table:table-cell table:style-name="ce5" table:formula="of:=([.A18]/60/60 +7)/24+25569" office:value-type="date" office:date-value="2012-08-30T14:00:00">
            <text:p>2012-08-30 14:00</text:p>
          </table:table-cell>
          <table:table-cell office:value-type="float" office:value="296">
            <text:p>296</text:p>
          </table:table-cell>
          <table:table-cell office:value-type="float" office:value="297">
            <text:p>297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320800">
            <text:p>1346320800</text:p>
          </table:table-cell>
          <table:table-cell table:style-name="ce5" table:formula="of:=([.A19]/60/60 +7)/24+25569" office:value-type="date" office:date-value="2012-08-30T17:00:00">
            <text:p>2012-08-30 17:00</text:p>
          </table:table-cell>
          <table:table-cell office:value-type="float" office:value="296">
            <text:p>296</text:p>
          </table:table-cell>
          <table:table-cell office:value-type="float" office:value="298">
            <text:p>298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331600">
            <text:p>1346331600</text:p>
          </table:table-cell>
          <table:table-cell table:style-name="ce5" table:formula="of:=([.A20]/60/60 +7)/24+25569" office:value-type="date" office:date-value="2012-08-30T20:00:00">
            <text:p>2012-08-30 20:00</text:p>
          </table:table-cell>
          <table:table-cell office:value-type="float" office:value="290">
            <text:p>290</text:p>
          </table:table-cell>
          <table:table-cell office:value-type="float" office:value="296">
            <text:p>296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342400">
            <text:p>1346342400</text:p>
          </table:table-cell>
          <table:table-cell table:style-name="ce5" table:formula="of:=([.A21]/60/60 +7)/24+25569" office:value-type="date" office:date-value="2012-08-30T23:00:00">
            <text:p>2012-08-30 23:00</text:p>
          </table:table-cell>
          <table:table-cell office:value-type="float" office:value="289">
            <text:p>289</text:p>
          </table:table-cell>
          <table:table-cell office:value-type="float" office:value="296">
            <text:p>296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353200">
            <text:p>1346353200</text:p>
          </table:table-cell>
          <table:table-cell table:style-name="ce5" table:formula="of:=([.A22]/60/60 +7)/24+25569" office:value-type="date" office:date-value="2012-08-31T02:00:00">
            <text:p>2012-08-31 02:00</text:p>
          </table:table-cell>
          <table:table-cell office:value-type="float" office:value="288">
            <text:p>288</text:p>
          </table:table-cell>
          <table:table-cell office:value-type="float" office:value="289">
            <text:p>289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04.png</text:p>
          </table:table-cell>
          <table:table-cell/>
          <table:table-cell table:formula="of:=MIN([.C22:.C29])" office:value-type="float" office:value="287">
            <text:p>287</text:p>
          </table:table-cell>
          <table:table-cell table:formula="of:=MAX([.D22:.D29])" office:value-type="float" office:value="299">
            <text:p>299</text:p>
          </table:table-cell>
          <table:table-cell/>
          <table:table-cell table:formula="of:=FLOOR(AVERAGE([.F22:.F29]);1)" office:value-type="float" office:value="65">
            <text:p>65</text:p>
          </table:table-cell>
        </table:table-row>
        <table:table-row table:style-name="ro2">
          <table:table-cell office:value-type="float" office:value="1346364000">
            <text:p>1346364000</text:p>
          </table:table-cell>
          <table:table-cell table:style-name="ce5" table:formula="of:=([.A23]/60/60 +7)/24+25569" office:value-type="date" office:date-value="2012-08-31T05:00:00">
            <text:p>2012-08-31 05:00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374800">
            <text:p>1346374800</text:p>
          </table:table-cell>
          <table:table-cell table:style-name="ce5" table:formula="of:=([.A24]/60/60 +7)/24+25569" office:value-type="date" office:date-value="2012-08-31T08:00:00">
            <text:p>2012-08-31 08:00</text:p>
          </table:table-cell>
          <table:table-cell office:value-type="float" office:value="287">
            <text:p>287</text:p>
          </table:table-cell>
          <table:table-cell office:value-type="float" office:value="292">
            <text:p>292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02n.png</text:p>
          </table:table-cell>
          <table:table-cell table:number-columns-repeated="5"/>
        </table:table-row>
        <table:table-row table:style-name="ro2">
          <table:table-cell office:value-type="float" office:value="1346385600">
            <text:p>1346385600</text:p>
          </table:table-cell>
          <table:table-cell table:style-name="ce5" table:formula="of:=([.A25]/60/60 +7)/24+25569" office:value-type="date" office:date-value="2012-08-31T11:00:00">
            <text:p>2012-08-31 11:00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03n.png</text:p>
          </table:table-cell>
          <table:table-cell table:number-columns-repeated="5"/>
        </table:table-row>
        <table:table-row table:style-name="ro2">
          <table:table-cell office:value-type="float" office:value="1346396400">
            <text:p>1346396400</text:p>
          </table:table-cell>
          <table:table-cell table:style-name="ce5" table:formula="of:=([.A26]/60/60 +7)/24+25569" office:value-type="date" office:date-value="2012-08-31T14:00:00">
            <text:p>2012-08-31 14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07200">
            <text:p>1346407200</text:p>
          </table:table-cell>
          <table:table-cell table:style-name="ce5" table:formula="of:=([.A27]/60/60 +7)/24+25569" office:value-type="date" office:date-value="2012-08-31T17:00:00">
            <text:p>2012-08-31 17:00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18000">
            <text:p>1346418000</text:p>
          </table:table-cell>
          <table:table-cell table:style-name="ce5" table:formula="of:=([.A28]/60/60 +7)/24+25569" office:value-type="date" office:date-value="2012-08-31T20:00:00">
            <text:p>2012-08-31 20:00</text:p>
          </table:table-cell>
          <table:table-cell office:value-type="float" office:value="292">
            <text:p>292</text:p>
          </table:table-cell>
          <table:table-cell office:value-type="float" office:value="297">
            <text:p>297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28800">
            <text:p>1346428800</text:p>
          </table:table-cell>
          <table:table-cell table:style-name="ce5" table:formula="of:=([.A29]/60/60 +7)/24+25569" office:value-type="date" office:date-value="2012-08-31T23:00:00">
            <text:p>2012-08-31 23:00</text:p>
          </table:table-cell>
          <table:table-cell office:value-type="float" office:value="290">
            <text:p>290</text:p>
          </table:table-cell>
          <table:table-cell office:value-type="float" office:value="297">
            <text:p>297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39600">
            <text:p>1346439600</text:p>
          </table:table-cell>
          <table:table-cell table:style-name="ce5" table:formula="of:=([.A30]/60/60 +7)/24+25569" office:value-type="date" office:date-value="2012-09-01T02:00:00">
            <text:p>2012-09-01 02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50400">
            <text:p>1346450400</text:p>
          </table:table-cell>
          <table:table-cell table:style-name="ce5" table:formula="of:=([.A31]/60/60 +7)/24+25569" office:value-type="date" office:date-value="2012-09-01T05:00:00">
            <text:p>2012-09-01 05:00</text:p>
          </table:table-cell>
          <table:table-cell office:value-type="float" office:value="290">
            <text:p>290</text:p>
          </table:table-cell>
          <table:table-cell office:value-type="float" office:value="291">
            <text:p>291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04.png</text:p>
          </table:table-cell>
          <table:table-cell table:number-columns-repeated="5"/>
        </table:table-row>
        <table:table-row table:style-name="ro2">
          <table:table-cell office:value-type="float" office:value="1346461200">
            <text:p>1346461200</text:p>
          </table:table-cell>
          <table:table-cell table:style-name="ce5" table:formula="of:=([.A32]/60/60 +7)/24+25569" office:value-type="date" office:date-value="2012-09-01T08:00:00">
            <text:p>2012-09-01 08:00</text:p>
          </table:table-cell>
          <table:table-cell table:number-columns-repeated="10"/>
        </table:table-row>
        <table:table-row table:style-name="ro2">
          <table:table-cell/>
          <table:table-cell table:style-name="ce5" table:formula="of:=([.A33]/60/60 +7)/24+25569" office:value-type="date" office:date-value="1970-01-01T07:00:00">
            <text:p>1970-01-01 07:00</text:p>
          </table:table-cell>
          <table:table-cell table:number-columns-repeated="10"/>
        </table:table-row>
        <table:table-row table:style-name="ro2">
          <table:table-cell/>
          <table:table-cell table:style-name="ce5" table:formula="of:=([.A34]/60/60 +7)/24+25569" office:value-type="date" office:date-value="1970-01-01T07:00:00">
            <text:p>1970-01-01 07:00</text:p>
          </table:table-cell>
          <table:table-cell table:number-columns-repeated="10"/>
        </table:table-row>
        <table:table-row table:style-name="ro2" table:number-rows-repeated="104854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row table:style-name="ro3">
          <table:table-cell table:number-columns-repeated="2"/>
        </table:table-row>
        <table:table-row table:style-name="ro2">
          <table:table-cell table:style-name="ce3"/>
          <table:table-cell table:style-name="ce2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 </number:text>
    </number:date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Nelubin</meta:initial-creator>
    <meta:creation-date>2012-09-03T19:25:34</meta:creation-date>
    <meta:generator>LibreOffice/3.5$Linux_x86 LibreOffice_project/350m1$Build-2</meta:generator>
    <dc:date>2012-09-09T12:59:33</dc:date>
    <dc:creator>Denis Nelubin</dc:creator>
    <meta:editing-duration>PT21H15M35S</meta:editing-duration>
    <meta:editing-cycles>5</meta:editing-cycles>
    <meta:document-statistic meta:table-count="3" meta:cell-count="212" meta:object-count="0"/>
  </office:meta>
</office:document-meta>
</file>